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5b9b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5b9b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5b9b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5b9b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5b9b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5b9b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5b9b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5b9b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5b9b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5b9b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5b9b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5b9b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5b9b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5b9b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5b9b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5b9b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5b9b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Fabian Eduardo Millán Gárate 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3/12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24504938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ngel Luis  Gárate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133709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49.87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1" meta:non-whitespace-character-count="992"/>
    <meta:template xlink:type="simple" xlink:actuate="onRequest" xlink:title="Normal" xlink:href=""/>
  </office:meta>
</office:document-meta>
</file>